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CONTAINERS</text:p>
          </draw:text-box>
        </draw:frame>
        <draw:frame draw:style-name="TransBox" svg:width="31.8700cm" svg:height="5.5000cm" svg:x="1.0000cm" svg:y="2.3000cm">
          <draw:text-box>
            <text:p text:style-name="PTitleMain">systemd-Managed Containers</text:p>
          </draw:text-box>
        </draw:frame>
        <draw:frame draw:style-name="TransBox" svg:width="31.8700cm" svg:height="3.5000cm" svg:x="1.0000cm" svg:y="8.8000cm">
          <draw:text-box>
            <text:p text:style-name="PBody">Running containers as systemd services gives you automatic start on boot, restart on failure, journald logging, and integration with systemctl. Resource: Notes Quadlet documentation: Full .container file directive ref…</text:p>
          </draw:text-box>
        </draw:frame>
        <draw:frame draw:style-name="TransBox" svg:width="31.8700cm" svg:height="0.7000cm" svg:x="1.0000cm" svg:y="17.8000cm">
          <draw:text-box>
            <text:p text:style-name="PFooter">05-rhca/containers/systemd-integration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wo approaches</text:p>
            <text:p text:style-name="PBullet">▶  Approach 1: Quadlet (recommended for RHEL 10)</text:p>
            <text:p text:style-name="PBullet">▶  Quadlet file types</text:p>
            <text:p text:style-name="PBullet">▶  Approach 2: podman generate systemd</text:p>
            <text:p text:style-name="PBullet">▶  Auto-update with Podman</text:p>
            <text:p text:style-name="PBullet">▶  Lingering (keep user services running after logout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wo approaches</text:p>
          </draw:text-box>
        </draw:frame>
        <draw:frame draw:style-name="TransBox" svg:width="31.8700cm" svg:height="13.5500cm" svg:x="1.0000cm" svg:y="4.0000cm">
          <draw:text-box>
            <text:p text:style-name="PBullet">• Approach: How</text:p>
            <text:p text:style-name="PBullet">• Quadlet (RHEL 10 default): Declare containers in .container unit files</text:p>
            <text:p text:style-name="PBullet">• podman generate systemd: Generate unit file from a running container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pproach 1: Quadlet (recommended for RHEL 10)</text:p>
          </draw:text-box>
        </draw:frame>
        <draw:frame draw:style-name="TransBox" svg:width="31.8700cm" svg:height="13.5500cm" svg:x="1.0000cm" svg:y="4.0000cm">
          <draw:text-box>
            <text:p text:style-name="PBullet">• Quadlet is a systemd generator built into Podman. You write a .container</text:p>
            <text:p text:style-name="PBullet">• file and systemd handles the rest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Quadlet file types</text:p>
          </draw:text-box>
        </draw:frame>
        <draw:frame draw:style-name="TransBox" svg:width="31.8700cm" svg:height="13.5500cm" svg:x="1.0000cm" svg:y="4.0000cm">
          <draw:text-box>
            <text:p text:style-name="PBullet">• Extension: What it manages</text:p>
            <text:p text:style-name="PBullet">• .container: A container</text:p>
            <text:p text:style-name="PBullet">• .volume: A named volume</text:p>
            <text:p text:style-name="PBullet">• .network: A Podman network</text:p>
            <text:p text:style-name="PBullet">• .pod: A Podman pod</text:p>
            <text:p text:style-name="PBullet">• .image: An image pul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pproach 2: podman generate systemd</text:p>
          </draw:text-box>
        </draw:frame>
        <draw:frame draw:style-name="TransBox" svg:width="15.7350cm" svg:height="13.5500cm" svg:x="1.0000cm" svg:y="4.0000cm">
          <draw:text-box>
            <text:p text:style-name="PBullet">• For containers already running, generate a unit file:</text:p>
            <text:p text:style-name="PBullet">• --new regenerates the container from scratch on each start (preferred over</text:p>
            <text:p text:style-name="PBullet">• starting an existing container).</text:p>
          </draw:text-box>
        </draw:frame>
        <draw:frame draw:style-name="CodeBox" svg:width="15.7350cm" svg:height="13.5500cm" svg:x="17.1350cm" svg:y="4.0000cm">
          <draw:text-box>
            <text:p text:style-name="PCode"># Generate for an existing container
podman generate systemd --new --name myapp &gt; myapp.service

# Review the file
cat myapp.service

# Install it
cp myapp.service ~/.config/systemd/user/
systemctl --user daemon-reload
systemctl --user enable --now myapp.servi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to-update with Podman</text:p>
          </draw:text-box>
        </draw:frame>
        <draw:frame draw:style-name="TransBox" svg:width="15.7350cm" svg:height="13.5500cm" svg:x="1.0000cm" svg:y="4.0000cm">
          <draw:text-box>
            <text:p text:style-name="PBullet">• Podman can automatically update containers to newer image digests:</text:p>
          </draw:text-box>
        </draw:frame>
        <draw:frame draw:style-name="CodeBox" svg:width="15.7350cm" svg:height="13.5500cm" svg:x="17.1350cm" svg:y="4.0000cm">
          <draw:text-box>
            <text:p text:style-name="PCode"># In the .container file:
[Container]
AutoUpdate=registry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to-update with Podman (cont.)</text:p>
          </draw:text-box>
        </draw:frame>
        <draw:frame draw:style-name="CodeBox" svg:width="31.8700cm" svg:height="13.5500cm" svg:x="1.0000cm" svg:y="4.0000cm">
          <draw:text-box>
            <text:p text:style-name="PCode"># Enable the auto-update timer
systemctl --user enable --now podman-auto-update.timer

# Or trigger manually
podman auto-updat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ngering (keep user services running after logout)</text:p>
          </draw:text-box>
        </draw:frame>
        <draw:frame draw:style-name="TransBox" svg:width="15.7350cm" svg:height="13.5500cm" svg:x="1.0000cm" svg:y="4.0000cm">
          <draw:text-box>
            <text:p text:style-name="PBullet">• By default, user services stop when you log out. Enable lingering for services</text:p>
            <text:p text:style-name="PBullet">• that must run 24/7:</text:p>
          </draw:text-box>
        </draw:frame>
        <draw:frame draw:style-name="CodeBox" svg:width="15.7350cm" svg:height="13.5500cm" svg:x="17.1350cm" svg:y="4.0000cm">
          <draw:text-box>
            <text:p text:style-name="PCode">sudo loginctl enable-linger $(whoami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ystemd-Managed Containers</text:p>
          </draw:text-box>
        </draw:frame>
        <draw:frame draw:style-name="TransBox" svg:width="31.8700cm" svg:height="13.5500cm" svg:x="1.0000cm" svg:y="4.0000cm">
          <draw:text-box>
            <text:p text:style-name="PBullet">✓  Two approaches: Approach: How</text:p>
            <text:p text:style-name="PBullet">✓  Approach 1: Quadlet (recommended for RHEL 10): Quadlet is a systemd generator built into Podman. You write a .container</text:p>
            <text:p text:style-name="PBullet">✓  Quadlet file types: Extension: What it manages</text:p>
            <text:p text:style-name="PBullet">✓  Approach 2: podman generate systemd: For containers already running, generate a unit file:</text:p>
            <text:p text:style-name="PBullet">✓  Auto-update with Podman: Podman can automatically update containers to newer image digests:</text:p>
            <text:p text:style-name="PBullet">✓  Lingering (keep user services running after logout): By default, user services stop when you log out. Enable lingering for service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